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09e2cf" officeooo:paragraph-rsid="0009e2cf" style:font-weight-asian="normal" style:font-weight-complex="normal"/>
    </style:style>
    <style:style style:name="P2" style:family="paragraph" style:parent-style-name="Standard">
      <style:text-properties style:text-underline-style="none" fo:font-weight="bold" officeooo:rsid="0009e2cf" officeooo:paragraph-rsid="0009e2cf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0a7b92" officeooo:paragraph-rsid="000a7b9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se Case:</text:span> Edit A File</text:p>
      <text:p text:style-name="P2">Primary Actor:<text:span text:style-name="T2"> User</text:span></text:p>
      <text:p text:style-name="P3">Benefiting Actor:<text:span text:style-name="T2"> User</text:span></text:p>
      <text:p text:style-name="P2">Preconditions:</text:p>
      <text:p text:style-name="P2">1.<text:span text:style-name="T2"> User must have an account.</text:span></text:p>
      <text:p text:style-name="P2">2.<text:span text:style-name="T2"> User must be logged in.</text:span></text:p>
      <text:p text:style-name="P2">3.<text:span text:style-name="T2"> User must belong to a specific group.</text:span></text:p>
      <text:p text:style-name="P3">4.<text:span text:style-name="T2"> User must be on a view capable of selecting a file to edit.</text:span></text:p>
      <text:p text:style-name="P3"><text:span text:style-name="T2"/></text:p>
      <text:p text:style-name="P3">Scenario 1:<text:span text:style-name="T2"> User wants to edit a file that has been posted to the group.</text:span></text:p>
      <text:p text:style-name="P3">I)<text:span text:style-name="T2"> User selects and opens the file they wish to edit.</text:span></text:p>
      <text:p text:style-name="P3">ii)<text:span text:style-name="T2"> User edits the file.</text:span></text:p>
      <text:p text:style-name="P3">iii)<text:span text:style-name="T2"> User saves the file.</text:span></text:p>
      <text:p text:style-name="P3"/>
      <text:p text:style-name="P2"/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0:20:24.656000000</meta:creation-date>
    <dc:date>2017-02-24T10:38:59.645000000</dc:date>
    <meta:editing-duration>PT8M24S</meta:editing-duration>
    <meta:editing-cycles>1</meta:editing-cycles>
    <meta:generator>LibreOffice/5.1.5.2$Windows_X86_64 LibreOffice_project/7a864d8825610a8c07cfc3bc01dd4fce6a9447e5</meta:generator>
    <meta:document-statistic meta:table-count="0" meta:image-count="0" meta:object-count="0" meta:page-count="1" meta:paragraph-count="12" meta:word-count="82" meta:character-count="407" meta:non-whitespace-character-count="337"/>
  </office:meta>
</office:document-meta>
</file>